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T</text:p>
      <text:p text:style-name="Standard"/>
      <text:p text:style-name="Standard">To do</text:p>
      <text:list xml:id="list5762751441" text:style-name="L1">
        <text:list-item>
          <text:p text:style-name="P1">The whole thin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08T18:59:54</meta:creation-date>
    <dc:date>2012-11-03T06:58:23</dc:date>
    <dc:creator>Kempa </dc:creator>
    <meta:editing-duration>PT7M43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3" meta:word-count="7" meta:character-count="24" meta:non-whitespace-character-count="21"/>
  </office:meta>
</office:document-meta>
</file>